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list-style-name="L1">
      <style:paragraph-properties fo:line-height="150%"/>
      <style:text-properties style:font-name="Arial"/>
    </style:style>
    <style:style style:name="P3" style:family="paragraph" style:parent-style-name="Standard">
      <style:paragraph-properties fo:line-height="150%" fo:text-align="center" style:justify-single-word="false"/>
      <style:text-properties style:font-name="Arial" fo:font-size="16pt" style:font-size-asian="16pt" style:font-size-complex="16pt"/>
    </style:style>
    <style:style style:name="P4" style:family="paragraph" style:parent-style-name="Standard">
      <style:paragraph-properties fo:line-height="150%"/>
    </style:style>
    <style:style style:name="T1" style:family="text">
      <style:text-properties style:font-name="Arial"/>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3">Praxisprojekt </text:p>
      <text:p text:style-name="P3"/>
      <text:p text:style-name="P3"/>
      <text:p text:style-name="P3">Android Gesten-Bibliothek</text:p>
      <text:p text:style-name="P3"/>
      <text:p text:style-name="P3">Erste Strukturierung und Vorgehen</text:p>
      <text:p text:style-name="P3"/>
      <text:p text:style-name="P3"/>
      <text:p text:style-name="P3"/>
      <text:p text:style-name="P3">Stephan Wagner</text:p>
      <text:p text:style-name="P3">Mat: 11060118</text:p>
      <text:p text:style-name="P3"/>
      <text:p text:style-name="P3">erster Betreuer:</text:p>
      <text:p text:style-name="P3">Prof. Dr. Erich Ehses</text:p>
      <text:p text:style-name="P3"/>
      <text:p text:style-name="P1"/>
      <text:p text:style-name="P1"/>
      <text:p text:style-name="P1"/>
      <text:p text:style-name="P1"/>
      <text:p text:style-name="P1"/>
      <text:p text:style-name="P1"/>
      <text:p text:style-name="P1"/>
      <text:p text:style-name="P1"/>
      <text:p text:style-name="P1"><text:soft-page-break/>1 Zielsetzung</text:p>
      <text:p text:style-name="P1">In dieser Projektarbeit ist das Ziel die Konzeption und exemplarische Implementierung einer Bibliothek zur Erkennung und Interpretation von Gesten im Android Betriebssystem. </text:p>
      <text:p text:style-name="P1"/>
      <text:p text:style-name="P1"/>
      <text:p text:style-name="P1">2 Motivation</text:p>
      <text:p text:style-name="P1">Bei der Android App Entwicklung bleibt es bislang dem Entwickler überlassen, für die Gesten-Erkennung entsprechende Algorithmen zu implementieren. Dies hat zur Folge, dass eine Gesten-Erkennung in unterschiedlichen Applikationen mehrfach ggf. sogar auf unterschiedliche Art und Weise implementiert ist. An dieser Stelle fehlt eine zentrale Implementierung der Gesten-Erkennung auf die in den einzelnen Applikationen referenziert wird. Als Konsequenz würde einerseits Code-Copy verhindert und zum Andern bietet dieser Ansatz die Chance, die Gesten-Erkennungsalgorithmen stabil und generisch zu konzipieren und zu evaluieren. Auch könnte dies ein erster Schritt hin zu einer quasi Standardisierung der Implementierung zu der Gesten-Erkennung bedeuten.</text:p>
      <text:p text:style-name="P1"/>
      <text:p text:style-name="P1"/>
      <text:p text:style-name="P4"><text:span text:style-name="T1">3 Ausblick und Eingrenzung</text:span></text:p>
      <text:p text:style-name="P1">Um im Rahmen eines Praxisprojektes sich der o.g. Thematik anzunähern wird sich zunächst</text:p>
      <text:p text:style-name="P1">auf die Pinch-Open / Pinch-Close Gesten-Erkennung konzentriert. Da sich die Integration der Gesten in die unterschiedlichen View Elemente unterscheiden kann, wird im Weiteren nur die exemplarische Integration der genannten Gesten in ein einzelnes View Element erfolgen. Für weitere View-Elemente wird geprüft, wie sich die Integration in andere View Elemente unterscheiden kann und welche Anpassungen hier zu tätigen wären.</text:p>
      <text:p text:style-name="P1"/>
      <text:p text:style-name="P1">Die gewonnenen Erkenntnisse werden im Anschluss bewertet. Als Grundlage dafür werden Anforderungen erhoben denen eine <text:soft-page-break/>generalisierte Gesten-Erkennungsfunktionalität gerecht werden muss. Dabei sind zum Einen, direkte Anforderungen des App-Entwicklers zu ermitteln, aber auch indirekte Anforderungen zu beachten, die sich aus dem jeweiligen Nutzungskontext und den Stakeholdern ergeben.</text:p>
      <text:p text:style-name="P1"/>
      <text:p text:style-name="P1"/>
      <text:p text:style-name="P1">Inhaltsübersicht / erste Strukturierung der Projektarbeit</text:p>
      <text:p text:style-name="P1"/>
      <text:list xml:id="list1125798080585376834" text:style-name="L1">
        <text:list-item>
          <text:p text:style-name="P2">Einleitung in die Thematik</text:p>
        </text:list-item>
        <text:list-item>
          <text:p text:style-name="P2">Konzeption einer proprietären Bibliothek zur Generalisierung von Funktionalität und zur Integration in Android Applikationsprojekte</text:p>
          <text:list>
            <text:list-item>
              <text:p text:style-name="P2">Anforderungsermittlung für genannte Bibliothek aus </text:p>
              <text:list>
                <text:list-item>
                  <text:list>
                    <text:list-header>
                      <text:p text:style-name="P2">den Gesichtspunkten:</text:p>
                      <text:list>
                        <text:list-item>
                          <text:p text:style-name="P2">Integration der Bibliothek</text:p>
                        </text:list-item>
                        <text:list-item>
                          <text:p text:style-name="P2">Portabilität zu der jeweiligen verwendeten Android Version</text:p>
                        </text:list-item>
                        <text:list-item>
                          <text:p text:style-name="P2">Versionskontrolle der Bibliothek</text:p>
                        </text:list-item>
                        <text:list-item>
                          <text:p text:style-name="P2">Integrationstests (Automatisierung)</text:p>
                        </text:list-item>
                      </text:list>
                      <text:p text:style-name="P2"/>
                    </text:list-header>
                  </text:list>
                </text:list-item>
              </text:list>
            </text:list-item>
            <text:list-item>
              <text:p text:style-name="P2">Prototypische Implementierung einer ersten Bibliothek <text:tab/>und Einbindung von darin enthaltener Funktionalität in <text:tab/>eine Beispiel Applikation.</text:p>
              <text:p text:style-name="P2"/>
            </text:list-item>
            <text:list-item>
              <text:p text:style-name="P2">Evaluation und Analyse des Prototyps in Bezug auf die in <text:tab/>Kapitel 2.1 definierten Anforderungen</text:p>
              <text:p text:style-name="P2"/>
            </text:list-item>
            <text:list-item>
              <text:p text:style-name="P2">Konzeption einer entsprechenden Bibliothek auf Basis <text:tab/>der bisher erlangten Erkenntnisse und prototypische <text:tab/>Implementierung als Proof of Conzept.</text:p>
            </text:list-item>
          </text:list>
        </text:list-item>
      </text:list>
      <text:p text:style-name="P1"/>
      <text:p text:style-name="P1"/>
      <text:p text:style-name="P1"/>
      <text:p text:style-name="P1"/>
      <text:list xml:id="list40393710" text:continue-numbering="true" text:style-name="L1">
        <text:list-item>
          <text:p text:style-name="P2"><text:soft-page-break/>Konzeption einer proprietären Bibliothek zur Auslagerung von Android Gesten-Erkennungsfunktionalität nach dem Vorbild der prototypischen Implementierung aus Kapitel 2.</text:p>
          <text:list>
            <text:list-item>
              <text:p text:style-name="P2">Anforderungsanalyse zu Android Gesten, speziell für die <text:tab/>Gesten Pinch-Open und Pinch-Close</text:p>
              <text:p text:style-name="P2"/>
              <text:list>
                <text:list-item>
                  <text:list>
                    <text:list-item>
                      <text:list>
                        <text:list-item>
                          <text:p text:style-name="P2">Analyse der Einsatzkontexte für genannte Gesten und die damit verbundenen Anforderungen an die jeweilige Implementierung der Geste </text:p>
                          <text:p text:style-name="P2"/>
                        </text:list-item>
                        <text:list-item>
                          <text:p text:style-name="P2">Analyse der Stakeholder und filtern von Anforderungen die sich aus besonderen Eigenschaften bestimmter Nutzergruppen ergeben.</text:p>
                          <text:p text:style-name="P2"/>
                        </text:list-item>
                        <text:list-item>
                          <text:p text:style-name="P2">Analyse aus technischer Sicht zur Anwendung der Gesten auf unterschiedliche Android View Komponenten. </text:p>
                          <text:p text:style-name="P2"/>
                        </text:list-item>
                      </text:list>
                    </text:list-item>
                  </text:list>
                </text:list-item>
              </text:list>
            </text:list-item>
            <text:list-item>
              <text:p text:style-name="P2">Prototypische Implementierung einer Android Gesten- <text:tab/>Bibliothek</text:p>
              <text:p text:style-name="P2"/>
            </text:list-item>
            <text:list-item>
              <text:p text:style-name="P2">Analyse und Evaluation des Prototyps in Bezug auf die in <text:tab/>Kapitel 3.1 definierten Anforderungen</text:p>
              <text:p text:style-name="P2"/>
            </text:list-item>
            <text:list-item>
              <text:p text:style-name="P2">Konzeption einer Gesten-Bibliothek auf Basis der bisher <text:tab/>erlangten Erkenntnisse und prototypische <text:tab/>Implementierung als Proof of Conzept.</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4T19:42:03.36</meta:creation-date>
    <dc:date>2014-08-24T20:22:47.08</dc:date>
    <meta:editing-duration>PT40M43S</meta:editing-duration>
    <meta:editing-cycles>3</meta:editing-cycles>
    <meta:generator>OpenOffice/4.0.1$Win32 OpenOffice.org_project/401m5$Build-9714</meta:generator>
    <meta:document-statistic meta:table-count="0" meta:image-count="0" meta:object-count="0" meta:page-count="4" meta:paragraph-count="35" meta:word-count="481" meta:character-count="3782"/>
  </office:meta>
</office:document-meta>
</file>